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rayIterator.get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getEn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setArray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ArrayIterator.ObjectArrayIterator( Object array [ ]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ObjectArrayIterator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ObjectArrayIterator( Object array [ ] , int start , int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bjectArrayIterator.ObjectArra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ArrayIterator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